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252in" fo:margin-bottom="0.1252in" loext:contextual-spacing="false" fo:line-height="100%"/>
    </style:style>
    <style:style style:name="P2" style:family="paragraph" style:parent-style-name="Standard" style:list-style-name="WWNum8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9" style:family="paragraph" style:parent-style-name="Standard" style:list-style-name="WWNum9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5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Heading_20_1" style:master-page-name="Standard">
      <style:paragraph-properties fo:margin-top="0.3335in" fo:margin-bottom="0.0835in" loext:contextual-spacing="false" fo:line-height="100%" fo:text-align="start" style:justify-single-word="false" style:page-number="1" fo:keep-with-next="auto"/>
    </style:style>
    <style:style style:name="P37" style:family="paragraph" style:parent-style-name="Heading_20_2">
      <style:paragraph-properties fo:margin-top="0.25in" fo:margin-bottom="0.0555in" loext:contextual-spacing="false" fo:line-height="100%" fo:keep-with-next="auto"/>
    </style:style>
    <style:style style:name="P38" style:family="paragraph" style:parent-style-name="Heading_20_3">
      <style:paragraph-properties fo:margin-top="0.1945in" fo:margin-bottom="0.0555in" loext:contextual-spacing="false" fo:line-height="100%" fo:keep-with-next="auto"/>
    </style:style>
    <style:style style:name="T1" style:family="text">
      <style:text-properties fo:font-variant="normal" fo:text-transform="none" fo:font-size="23pt" fo:font-weight="bold" style:font-size-asian="23pt" style:font-weight-asian="bold" style:font-size-complex="23pt"/>
    </style:style>
    <style:style style:name="T2" style:family="text">
      <style:text-properties fo:font-size="17pt" fo:font-style="normal" fo:font-weight="bold" style:font-size-asian="17pt" style:font-style-asian="normal" style:font-weight-asian="bold" style:font-size-complex="17pt"/>
    </style:style>
    <style:style style:name="T3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tid9b9uymceb"/><text:span text:style-name="T1">Documentação Técnica - Desafio MercadoLibre</text:span></text:p>
      <text:p text:style-name="P37"><text:bookmark text:name="_bfgvxsmtbalw"/><text:span text:style-name="T2">1. Escolhas de Design</text:span></text:p>
      <text:p text:style-name="P38"><text:bookmark text:name="_2ii4gdvkkcg8"/><text:span text:style-name="T3">1.1 Arquitetura Geral</text:span></text:p>
      <text:p text:style-name="P1">O projeto foi estruturado seguindo uma arquitetura de separação clara entre frontend e backend, permitindo escalabilidade e manutenibilidade. A comunicação entre as camadas é realizada através de APIs RESTful, seguindo os princípios de design de APIs modernas.</text:p>
      <text:p text:style-name="P38"><text:bookmark text:name="_tf28r0a6mcri"/><text:span text:style-name="T3">1.2 Backend - Java com Spring Boot</text:span></text:p>
      <text:p text:style-name="P1"><text:span text:style-name="T4">Tecnologias Principais:</text:span></text:p>
      <text:list xml:id="list3798074283" text:style-name="WWNum8">
        <text:list-item>
          <text:p text:style-name="P2"><text:span text:style-name="T4">Java + Spring Boot</text:span>: Escolhido pela robustez, maturidade do ecossistema e facilidade de desenvolvimento de APIs REST</text:p>
        </text:list-item>
        <text:list-item>
          <text:p text:style-name="P13"><text:span text:style-name="T4">Spring Web</text:span>: Para criação dos endpoints RESTful</text:p>
        </text:list-item>
        <text:list-item>
          <text:p text:style-name="P13"><text:span text:style-name="T4">Spring Boot Test</text:span>: Framework de testes integrado</text:p>
        </text:list-item>
        <text:list-item>
          <text:p text:style-name="P13"><text:span text:style-name="T4">JaCoCo</text:span>: Ferramenta de cobertura de código para garantir os 80% mínimos exigidos</text:p>
        </text:list-item>
        <text:list-item>
          <text:p text:style-name="P24"><text:span text:style-name="T4">Jackson</text:span>: Para serialização/deserialização JSON</text:p>
        </text:list-item>
      </text:list>
      <text:p text:style-name="P1"><text:span text:style-name="T4">Decisões Arquiteturais:</text:span></text:p>
      <text:list xml:id="list469340604" text:style-name="WWNum10">
        <text:list-item>
          <text:p text:style-name="P3"><text:span text:style-name="T4">Sem Lombok</text:span>: Optei por não usar Lombok para manter o código mais explícito e legível, facilitando a compreensão durante a avaliação técnica</text:p>
        </text:list-item>
        <text:list-item>
          <text:p text:style-name="P14"><text:span text:style-name="T4">Persistência em JSON</text:span>: Conforme solicitado, implementei um sistema de persistência local usando arquivos JSON para simular um banco de dados</text:p>
        </text:list-item>
        <text:list-item>
          <text:p text:style-name="P14"><text:span text:style-name="T4">Estrutura em Camadas</text:span>:</text:p>
          <text:list>
            <text:list-item>
              <text:p text:style-name="P35">Controllers para exposição das APIs</text:p>
            </text:list-item>
            <text:list-item>
              <text:p text:style-name="P35">Services para lógica de negócio</text:p>
            </text:list-item>
            <text:list-item>
              <text:p text:style-name="P35">Repositories para acesso aos dados</text:p>
            </text:list-item>
            <text:list-item>
              <text:p text:style-name="P35">DTOs para transferência de dados</text:p>
            </text:list-item>
          </text:list>
        </text:list-item>
        <text:list-item>
          <text:p text:style-name="P14"><text:span text:style-name="T4">Tratamento de Erros</text:span>: Implementação de tratamento global de exceções com respostas padronizadas</text:p>
        </text:list-item>
        <text:list-item>
          <text:p text:style-name="P25"><text:span text:style-name="T4">Validações</text:span>: Uso de Bean Validation para garantir integridade dos dados</text:p>
        </text:list-item>
      </text:list>
      <text:p text:style-name="P38"><text:bookmark text:name="_5phxw8orczrn"/><text:span text:style-name="T3">1.3 Frontend - React com Next.js</text:span></text:p>
      <text:p text:style-name="P1"><text:span text:style-name="T4">Tecnologias Principais:</text:span></text:p>
      <text:list xml:id="list3088310666" text:style-name="WWNum2">
        <text:list-item>
          <text:p text:style-name="P4"><text:span text:style-name="T4">React + Next.js</text:span>: Escolhido pela familiaridade e capacidade de criar aplicações web modernas com boa performance</text:p>
        </text:list-item>
        <text:list-item>
          <text:p text:style-name="P15"><text:span text:style-name="T4">CSS Modules/Styled Components</text:span>: Para estilização componentizada</text:p>
        </text:list-item>
        <text:list-item>
          <text:p text:style-name="P15"><text:soft-page-break/><text:span text:style-name="T4">Axios</text:span>: Para comunicação com a API backend</text:p>
        </text:list-item>
        <text:list-item>
          <text:p text:style-name="P26"><text:span text:style-name="T4">React Testing Library</text:span>: Para testes de componentes</text:p>
        </text:list-item>
      </text:list>
      <text:p text:style-name="P1"><text:span text:style-name="T4">Decisões de Design:</text:span></text:p>
      <text:list xml:id="list1819595695" text:style-name="WWNum1">
        <text:list-item>
          <text:p text:style-name="P5"><text:span text:style-name="T4">Componentização</text:span>: Criação de componentes reutilizáveis para diferentes seções da página (ImageGallery, ProductInfo, PaymentMethods, etc.)</text:p>
        </text:list-item>
        <text:list-item>
          <text:p text:style-name="P16"><text:span text:style-name="T4">Responsividade</text:span>: Design mobile-first seguindo os padrões visuais do MercadoLibre</text:p>
        </text:list-item>
        <text:list-item>
          <text:p text:style-name="P16"><text:span text:style-name="T4">Estado Local</text:span>: Gerenciamento de estado usando hooks do React (useState, useEffect)</text:p>
        </text:list-item>
        <text:list-item>
          <text:p text:style-name="P27"><text:span text:style-name="T4">Estrutura de Pastas</text:span>: Organização clara separando componentes, páginas, estilos e utilitários</text:p>
        </text:list-item>
      </text:list>
      <text:p text:style-name="P38"><text:bookmark text:name="_yy5qfsumlp6o"/><text:span text:style-name="T3">1.4 Design Visual</text:span></text:p>
      <text:p text:style-name="P1">A interface foi desenvolvida para replicar fielmente o design do MercadoLibre, incluindo:</text:p>
      <text:list xml:id="list2339382574" text:style-name="WWNum7">
        <text:list-item>
          <text:p text:style-name="P6">Layout de duas colunas (imagens à esquerda, informações à direita)</text:p>
        </text:list-item>
        <text:list-item>
          <text:p text:style-name="P17">Galeria de imagens com navegação</text:p>
        </text:list-item>
        <text:list-item>
          <text:p text:style-name="P17">Seção de preços destacada</text:p>
        </text:list-item>
        <text:list-item>
          <text:p text:style-name="P17">Informações do vendedor</text:p>
        </text:list-item>
        <text:list-item>
          <text:p text:style-name="P17">Métodos de pagamento</text:p>
        </text:list-item>
        <text:list-item>
          <text:p text:style-name="P17">Seção de características do produto</text:p>
        </text:list-item>
        <text:list-item>
          <text:p text:style-name="P28">Design responsivo para diferentes tamanhos de tela</text:p>
        </text:list-item>
      </text:list>
      <text:p text:style-name="P37"><text:bookmark text:name="_1rrnxqtvuxm0"/><text:span text:style-name="T2">2. Desafios Enfrentados e Soluções</text:span></text:p>
      <text:p text:style-name="P38"><text:bookmark text:name="_d8alilz85rmb"/><text:span text:style-name="T3">2.1 Persistência de Dados sem Banco de Dados</text:span></text:p>
      <text:p text:style-name="P1"><text:span text:style-name="T4">Desafio</text:span>: Implementar persistência usando apenas arquivos locais JSON/CSV conforme especificado.</text:p>
      <text:p text:style-name="P1"><text:span text:style-name="T4">Solução</text:span>: Desenvolvi um sistema de repositório que simula operações de banco de dados:</text:p>
      <text:list xml:id="list486799536" text:style-name="WWNum9">
        <text:list-item>
          <text:p text:style-name="P7">Criação de uma interface Repository genérica</text:p>
        </text:list-item>
        <text:list-item>
          <text:p text:style-name="P18">Implementação de FileSystemRepository que gerencia arquivos JSON</text:p>
        </text:list-item>
        <text:list-item>
          <text:p text:style-name="P18">Sistema de cache em memória para melhor performance</text:p>
        </text:list-item>
        <text:list-item>
          <text:p text:style-name="P29">Tratamento de concorrência para evitar corrupção de dados</text:p>
        </text:list-item>
      </text:list>
      <text:p text:style-name="P38"><text:bookmark text:name="_qagykzv9ppzo"/><text:span text:style-name="T3">2.2 Cobertura de Testes no Backend</text:span></text:p>
      <text:p text:style-name="P1"><text:span text:style-name="T4">Desafio</text:span>: Atingir pelo menos 80% de cobertura de código conforme requisito.</text:p>
      <text:p text:style-name="P1"><text:soft-page-break/><text:span text:style-name="T4">Solução</text:span>:</text:p>
      <text:list xml:id="list2597784963" text:style-name="WWNum6">
        <text:list-item>
          <text:p text:style-name="P8">Implementação de testes unitários para todas as camadas (Controllers, Services, Repositories)</text:p>
        </text:list-item>
        <text:list-item>
          <text:p text:style-name="P19">Testes de integração para validar o fluxo completo das APIs</text:p>
        </text:list-item>
        <text:list-item>
          <text:p text:style-name="P19">Configuração do JaCoCo com relatórios detalhados</text:p>
        </text:list-item>
        <text:list-item>
          <text:p text:style-name="P30">Estratégia de testes que cobre cenários positivos e negativos, incluindo tratamento de erros</text:p>
        </text:list-item>
      </text:list>
      <text:p text:style-name="P38"><text:bookmark text:name="_i9rpmyf2mleh"/><text:span text:style-name="T3">2.3 Testes no Frontend</text:span></text:p>
      <text:p text:style-name="P1"><text:span text:style-name="T4">Desafio</text:span>: Menor familiaridade com testes em React/Next.js.</text:p>
      <text:p text:style-name="P1"><text:span text:style-name="T4">Solução</text:span>:</text:p>
      <text:list xml:id="list564031121" text:style-name="WWNum11">
        <text:list-item>
          <text:p text:style-name="P9">Estudo e implementação de testes usando React Testing Library</text:p>
        </text:list-item>
        <text:list-item>
          <text:p text:style-name="P20">Foco em testes de renderização de componentes</text:p>
        </text:list-item>
        <text:list-item>
          <text:p text:style-name="P20">Testes de interação do usuário (clicks, navegação)</text:p>
        </text:list-item>
        <text:list-item>
          <text:p text:style-name="P20">Mocking das chamadas para API</text:p>
        </text:list-item>
        <text:list-item>
          <text:p text:style-name="P31">Configuração do ambiente de testes com Jest</text:p>
        </text:list-item>
      </text:list>
      <text:p text:style-name="P38"><text:bookmark text:name="_5c2sc09n4ica"/><text:span text:style-name="T3">2.4 Replicação Fiel do Design MercadoLibre</text:span></text:p>
      <text:p text:style-name="P1"><text:span text:style-name="T4">Desafio</text:span>: Reproduzir com precisão a interface visual complexa do MercadoLibre.</text:p>
      <text:p text:style-name="P1"><text:span text:style-name="T4">Solução</text:span>:</text:p>
      <text:list xml:id="list215146200" text:style-name="WWNum4">
        <text:list-item>
          <text:p text:style-name="P10">Análise detalhada dos elementos visuais da página de referência</text:p>
        </text:list-item>
        <text:list-item>
          <text:p text:style-name="P21">Implementação gradual por seções (imagens, preços, vendedor, etc.)</text:p>
        </text:list-item>
        <text:list-item>
          <text:p text:style-name="P21">Uso de CSS Grid e Flexbox para layouts responsivos</text:p>
        </text:list-item>
        <text:list-item>
          <text:p text:style-name="P21">Implementação de galeria de imagens com navegação funcional</text:p>
        </text:list-item>
        <text:list-item>
          <text:p text:style-name="P32">Ajustes finos de cores, espaçamentos e tipografia</text:p>
        </text:list-item>
      </text:list>
      <text:p text:style-name="P38"><text:bookmark text:name="_hv4mkp3djodu"/><text:span text:style-name="T3">2.5 Integração Frontend-Backend</text:span></text:p>
      <text:p text:style-name="P1"><text:span text:style-name="T4">Desafio</text:span>: Garantir comunicação eficiente entre as duas aplicações.</text:p>
      <text:p text:style-name="P1"><text:span text:style-name="T4">Solução</text:span>:</text:p>
      <text:list xml:id="list3348652559" text:style-name="WWNum5">
        <text:list-item>
          <text:p text:style-name="P11">Configuração de CORS adequada no backend</text:p>
        </text:list-item>
        <text:list-item>
          <text:p text:style-name="P22">Implementação de interceptadores HTTP para tratamento de erros</text:p>
        </text:list-item>
        <text:list-item>
          <text:p text:style-name="P22"><text:soft-page-break/>Standardização das respostas da API (formato consistente)</text:p>
        </text:list-item>
        <text:list-item>
          <text:p text:style-name="P22">Tratamento de estados de loading e erro no frontend</text:p>
        </text:list-item>
        <text:list-item>
          <text:p text:style-name="P33">Documentação clara dos endpoints disponíveis</text:p>
        </text:list-item>
      </text:list>
      <text:p text:style-name="P38"><text:bookmark text:name="_9nyxja164c94"/><text:span text:style-name="T3">2.6 Documentação e Qualidade do Código</text:span></text:p>
      <text:p text:style-name="P1"><text:span text:style-name="T4">Desafio</text:span>: Manter código bem documentado e estruturado.</text:p>
      <text:p text:style-name="P1"><text:span text:style-name="T4">Solução</text:span>:</text:p>
      <text:list xml:id="list1497814967" text:style-name="WWNum3">
        <text:list-item>
          <text:p text:style-name="P12">Implementação de comentários JavaDoc no backend</text:p>
        </text:list-item>
        <text:list-item>
          <text:p text:style-name="P23">README.md detalhado com instruções de execução</text:p>
        </text:list-item>
        <text:list-item>
          <text:p text:style-name="P23">Estrutura de commits clara e descritiva</text:p>
        </text:list-item>
        <text:list-item>
          <text:p text:style-name="P23">Configuração de formatação de código consistente</text:p>
        </text:list-item>
        <text:list-item>
          <text:p text:style-name="P34">Separação clara de responsabilidades entre classes e componentes</text:p>
        </text:list-item>
      </text:list>
      <text:p text:style-name="P37"><text:bookmark text:name="_gdjsv1yxwe5h"/><text:span text:style-name="T2">Conclusão</text:span></text:p>
      <text:p text:style-name="P1">O projeto foi desenvolvido com foco na qualidade, testabilidade e aderência aos requisitos técnicos. As escolhas tecnológicas priorizaram a robustez (Java/Spring Boot) no backend e a facilidade de desenvolvimento (React/Next.js) no frontend, resultando em uma aplicação funcional que replica com fidelidade a experiência do MercadoLibre.</text:p>
      <text:p text:style-name="P1">A implementação atende a todos os requisitos funcionais e não-funcionais especificados, incluindo a cobertura de testes de 80%, tratamento de erros adequado e documentação compl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center" style:justify-single-word="false" fo:text-indent="0in" style:auto-text-indent="false" fo:break-before="auto" fo:break-after="auto" fo:keep-with-next="always"/>
      <style:text-properties fo:font-variant="small-caps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break-before="auto" fo:break-after="auto" fo:keep-with-next="always"/>
      <style:text-properties fo:font-style="italic" style:font-style-asian="italic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 fo:break-before="auto" fo:break-after="auto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5in" style:auto-text-indent="false" fo:break-before="auto" fo:break-after="auto" fo:keep-with-next="always"/>
      <style:text-properties fo:font-size="9pt" fo:font-style="italic" style:font-size-asian="9pt" style:font-style-asian="italic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3in" fo:margin-right="0in" fo:margin-top="0.1665in" fo:margin-bottom="0.0417in" loext:contextual-spacing="false" fo:line-height="100%" fo:text-indent="-0.5in" style:auto-text-indent="false" fo:break-before="auto" fo:break-after="auto"/>
      <style:text-properties fo:font-size="9pt" style:font-size-asian="9pt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8in" fo:margin-right="0in" fo:margin-top="0.1665in" fo:margin-bottom="0.0417in" loext:contextual-spacing="false" fo:line-height="100%" fo:text-indent="-0.5in" style:auto-text-indent="false" fo:break-before="auto" fo:break-after="auto"/>
      <style:text-properties fo:font-size="8pt" fo:font-style="italic" style:font-size-asian="8pt" style:font-style-asian="italic" style:font-size-complex="8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1" meta:word-count="787" meta:character-count="5330" meta:non-whitespace-character-count="4691"/>
    <meta:generator>LibreOfficeDev/6.0.5.2$Linux_X86_64 LibreOffice_project/</meta:generator>
  </office:meta>
</office:document-meta>
</file>